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5.95mm" fo:margin-left="0mm" table:align="left"/>
    </style:style>
    <style:style style:name="Table1.A" style:family="table-column">
      <style:table-column-properties style:column-width="46.74mm"/>
    </style:style>
    <style:style style:name="Table1.B" style:family="table-column">
      <style:table-column-properties style:column-width="9.49mm"/>
    </style:style>
    <style:style style:name="Table1.C" style:family="table-column">
      <style:table-column-properties style:column-width="23.58mm"/>
    </style:style>
    <style:style style:name="Table1.D" style:family="table-column">
      <style:table-column-properties style:column-width="8.15mm"/>
    </style:style>
    <style:style style:name="Table1.E" style:family="table-column">
      <style:table-column-properties style:column-width="35.51mm"/>
    </style:style>
    <style:style style:name="Table1.F" style:family="table-column">
      <style:table-column-properties style:column-width="35.72mm"/>
    </style:style>
    <style:style style:name="Table1.G" style:family="table-column">
      <style:table-column-properties style:column-width="16.76mm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3" style:family="table-cell">
      <style:table-cell-properties style:vertical-align="middle" fo:padding="0.97mm" fo:border-left="none" fo:border-right="0.05pt solid #000000" fo:border-top="0.05pt solid #000000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none"/>
    </style:style>
    <style:style style:name="Table1.E4" style:family="table-cell">
      <style:table-cell-properties fo:padding="0.97mm" fo:border-left="none" fo:border-right="0.05pt solid #000000" fo:border-top="none" fo:border-bottom="none"/>
    </style:style>
    <style:style style:name="Table1.A5" style:family="table-cell">
      <style:table-cell-properties style:vertical-align="bottom" fo:padding="0.97mm" fo:border-left="0.05pt solid #000000" fo:border-right="none" fo:border-top="0.05pt solid #000000" fo:border-bottom="none"/>
    </style:style>
    <style:style style:name="Table1.A6" style:family="table-cell">
      <style:table-cell-properties fo:padding="0.97mm" fo:border-left="0.05pt solid #000000" fo:border-right="0.05pt solid #000000" fo:border-top="none" fo:border-bottom="none"/>
    </style:style>
    <style:style style:name="Table1.A7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" style:family="table">
      <style:table-properties style:width="158.84mm" table:align="left" style:writing-mode="page"/>
    </style:style>
    <style:style style:name="Table6.A" style:family="table-column">
      <style:table-column-properties style:column-width="26.09mm"/>
    </style:style>
    <style:style style:name="Table6.B" style:family="table-column">
      <style:table-column-properties style:column-width="13.62mm"/>
    </style:style>
    <style:style style:name="Table6.C" style:family="table-column">
      <style:table-column-properties style:column-width="12.66mm"/>
    </style:style>
    <style:style style:name="Table6.D" style:family="table-column">
      <style:table-column-properties style:column-width="17.15mm"/>
    </style:style>
    <style:style style:name="Table6.F" style:family="table-column">
      <style:table-column-properties style:column-width="39.51mm"/>
    </style:style>
    <style:style style:name="Table6.G" style:family="table-column">
      <style:table-column-properties style:column-width="36.2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G1" style:family="table-cell">
      <style:table-cell-properties fo:padding="0.97mm" fo:border="0.05pt solid #000000"/>
    </style:style>
    <style:style style:name="Table2" style:family="table">
      <style:table-properties style:width="127.26mm" table:align="margins"/>
    </style:style>
    <style:style style:name="Table2.A" style:family="table-column">
      <style:table-column-properties style:column-width="33.3mm" style:rel-column-width="17149*"/>
    </style:style>
    <style:style style:name="Table2.B" style:family="table-column">
      <style:table-column-properties style:column-width="51.54mm" style:rel-column-width="26540*"/>
    </style:style>
    <style:style style:name="Table2.C" style:family="table-column">
      <style:table-column-properties style:column-width="42.42mm" style:rel-column-width="21846*"/>
    </style:style>
    <style:style style:name="Table2.A1" style:family="table-cell">
      <style:table-cell-properties fo:padding="0.97mm" fo:border="none"/>
    </style:style>
    <style:style style:name="Table4" style:family="table">
      <style:table-properties style:width="86.04mm" table:align="margins" style:writing-mode="page"/>
    </style:style>
    <style:style style:name="Table4.A" style:family="table-column">
      <style:table-column-properties style:column-width="16.99mm" style:rel-column-width="963*"/>
    </style:style>
    <style:style style:name="Table4.B" style:family="table-column">
      <style:table-column-properties style:column-width="37.92mm" style:rel-column-width="2150*"/>
    </style:style>
    <style:style style:name="Table4.C" style:family="table-column">
      <style:table-column-properties style:column-width="31.13mm" style:rel-column-width="1765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114.74mm" table:align="right" style:writing-mode="page"/>
    </style:style>
    <style:style style:name="Table3.A" style:family="table-column">
      <style:table-column-properties style:column-width="33.8mm"/>
    </style:style>
    <style:style style:name="Table3.B" style:family="table-column">
      <style:table-column-properties style:column-width="32.81mm"/>
    </style:style>
    <style:style style:name="Table3.C" style:family="table-column">
      <style:table-column-properties style:column-width="48.14mm"/>
    </style:style>
    <style:style style:name="Table3.A1" style:family="table-cell">
      <style:table-cell-properties fo:padding="0.97mm" fo:border="none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Standard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Standard">
      <style:text-properties officeooo:rsid="003495a8" officeooo:paragraph-rsid="003495a8"/>
    </style:style>
    <style:style style:name="P4" style:family="paragraph" style:parent-style-name="Standard">
      <style:text-properties officeooo:paragraph-rsid="000aa61f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2pt" officeooo:rsid="003495a8" officeooo:paragraph-rsid="003495a8" style:font-name-asian="Noto Sans CJK SC Regular" style:font-size-asian="16.1000003814697pt" style:font-name-complex="FreeSans" style:font-size-complex="16.1000003814697pt"/>
    </style:style>
    <style:style style:name="P6" style:family="paragraph" style:parent-style-name="Title">
      <style:text-properties fo:font-size="26pt" style:font-size-asian="28pt" style:font-size-complex="28pt"/>
    </style:style>
    <style:style style:name="P7" style:family="paragraph" style:parent-style-name="Heading_20_2" style:list-style-name="L2"/>
    <style:style style:name="P8" style:family="paragraph" style:parent-style-name="Heading_20_2" style:list-style-name="L2">
      <style:text-properties officeooo:rsid="00106d05" officeooo:paragraph-rsid="00106d05"/>
    </style:style>
    <style:style style:name="P9" style:family="paragraph" style:parent-style-name="Heading_20_2" style:list-style-name="L2">
      <style:text-properties officeooo:rsid="0013c726" officeooo:paragraph-rsid="0013c726"/>
    </style:style>
    <style:style style:name="P10" style:family="paragraph" style:parent-style-name="Heading_20_2" style:list-style-name="L2">
      <style:text-properties officeooo:rsid="00180248" officeooo:paragraph-rsid="00180248"/>
    </style:style>
    <style:style style:name="P11" style:family="paragraph" style:parent-style-name="Heading_20_2" style:list-style-name="L2">
      <style:text-properties officeooo:rsid="002a4c2b" officeooo:paragraph-rsid="002a4c2b"/>
    </style:style>
    <style:style style:name="P12" style:family="paragraph" style:parent-style-name="Heading_20_2" style:list-style-name="L3">
      <style:text-properties officeooo:rsid="0010d497" officeooo:paragraph-rsid="0010d497"/>
    </style:style>
    <style:style style:name="P13" style:family="paragraph" style:parent-style-name="Heading_20_2" style:list-style-name="L4"/>
    <style:style style:name="P14" style:family="paragraph" style:parent-style-name="Heading_20_2" style:list-style-name="L4">
      <style:text-properties officeooo:rsid="0021e42b" officeooo:paragraph-rsid="0021e42b"/>
    </style:style>
    <style:style style:name="P15" style:family="paragraph" style:parent-style-name="Heading_20_5" style:list-style-name="L1">
      <style:text-properties fo:font-size="10pt" style:font-size-asian="10pt" style:font-size-complex="10pt"/>
    </style:style>
    <style:style style:name="P16" style:family="paragraph" style:parent-style-name="Heading_20_5" style:list-style-name="L2">
      <style:text-properties fo:font-size="10pt" style:font-size-asian="10pt" style:font-size-complex="10pt"/>
    </style:style>
    <style:style style:name="P17" style:family="paragraph" style:parent-style-name="Heading_20_5" style:list-style-name="L1">
      <style:text-properties style:font-name="Liberation Sans" fo:font-size="10pt" fo:font-weight="normal" officeooo:rsid="00374e91" style:font-name-asian="Noto Sans CJK SC Regular" style:font-size-asian="10pt" style:font-weight-asian="bold" style:font-name-complex="FreeSans" style:font-size-complex="10pt" style:font-weight-complex="600"/>
    </style:style>
    <style:style style:name="P18" style:family="paragraph" style:parent-style-name="Heading_20_5">
      <style:paragraph-properties style:writing-mode="page"/>
      <style:text-properties officeooo:paragraph-rsid="0036821c"/>
    </style:style>
    <style:style style:name="P19" style:family="paragraph" style:parent-style-name="Heading_20_5">
      <style:paragraph-properties style:writing-mode="page"/>
      <style:text-properties style:font-name="Liberation Mono" fo:font-size="10pt" officeooo:paragraph-rsid="0036821c" style:font-size-asian="10pt" style:font-size-complex="10pt"/>
    </style:style>
    <style:style style:name="P20" style:family="paragraph" style:parent-style-name="Heading_20_5">
      <style:paragraph-properties style:writing-mode="page"/>
      <style:text-properties fo:font-size="10pt" officeooo:paragraph-rsid="0036821c" style:font-size-asian="10pt" style:font-size-complex="10pt"/>
    </style:style>
    <style:style style:name="P21" style:family="paragraph" style:parent-style-name="Heading_20_1" style:list-style-name="L1"/>
    <style:style style:name="P22" style:family="paragraph" style:parent-style-name="Heading_20_1" style:list-style-name="L1">
      <style:text-properties officeooo:paragraph-rsid="001dae14"/>
    </style:style>
    <style:style style:name="P23" style:family="paragraph" style:parent-style-name="Heading_20_1" style:list-style-name="L1">
      <style:text-properties officeooo:paragraph-rsid="0027d32a"/>
    </style:style>
    <style:style style:name="P24" style:family="paragraph" style:parent-style-name="Heading_20_1" style:list-style-name="L1">
      <style:text-properties officeooo:rsid="0033817d" officeooo:paragraph-rsid="0033896d"/>
    </style:style>
    <style:style style:name="P25" style:family="paragraph" style:parent-style-name="Heading_20_1" style:list-style-name="L3"/>
    <style:style style:name="P26" style:family="paragraph" style:parent-style-name="Heading_20_1" style:list-style-name="L4">
      <style:text-properties officeooo:rsid="0010d497" officeooo:paragraph-rsid="0010d497"/>
    </style:style>
    <style:style style:name="P27" style:family="paragraph" style:parent-style-name="Heading_20_1" style:list-style-name="L4">
      <style:text-properties officeooo:rsid="002bd60f" officeooo:paragraph-rsid="002bd60f"/>
    </style:style>
    <style:style style:name="P28" style:family="paragraph" style:parent-style-name="Heading_20_3" style:list-style-name="L3"/>
    <style:style style:name="P29" style:family="paragraph" style:parent-style-name="Heading_20_3" style:list-style-name="L2">
      <loext:graphic-properties draw:fill="none"/>
      <style:paragraph-properties fo:margin-left="20mm" fo:margin-right="0mm" fo:margin-top="0.49mm" fo:margin-bottom="0.49mm" loext:contextual-spacing="false" fo:text-indent="0mm" style:auto-text-indent="false" fo:background-color="transparent" fo:keep-with-next="always" style:writing-mode="page"/>
    </style:style>
    <style:style style:name="P30" style:family="paragraph" style:parent-style-name="Heading_20_3" style:list-style-name="L2">
      <loext:graphic-properties draw:fill="none"/>
      <style:paragraph-properties fo:margin-left="21.75mm" fo:margin-right="0mm" fo:margin-top="0.49mm" fo:margin-bottom="0.49mm" loext:contextual-spacing="false" fo:text-indent="-1.75mm" style:auto-text-indent="false" fo:background-color="transparent" fo:keep-with-next="always" style:writing-mode="page"/>
      <style:text-properties officeooo:rsid="00180248" officeooo:paragraph-rsid="00180248"/>
    </style:style>
    <style:style style:name="P31" style:family="paragraph" style:parent-style-name="Heading_20_3" style:list-style-name="L2">
      <loext:graphic-properties draw:fill="none"/>
      <style:paragraph-properties fo:margin-left="21.75mm" fo:margin-right="0mm" fo:margin-top="0.49mm" fo:margin-bottom="0.49mm" loext:contextual-spacing="false" fo:text-indent="-1.75mm" style:auto-text-indent="false" fo:background-color="transparent" fo:keep-with-next="always" style:writing-mode="page"/>
      <style:text-properties officeooo:paragraph-rsid="001c4a5f"/>
    </style:style>
    <style:style style:name="P32" style:family="paragraph" style:parent-style-name="Heading_20_3" style:list-style-name="L2">
      <loext:graphic-properties draw:fill="none"/>
      <style:paragraph-properties fo:margin-left="0mm" fo:margin-right="0mm" fo:margin-top="0.49mm" fo:margin-bottom="0.49mm" loext:contextual-spacing="false" fo:text-indent="19mm" style:auto-text-indent="false" fo:background-color="transparent" fo:keep-with-next="always" style:writing-mode="page"/>
      <style:text-properties officeooo:rsid="00189790" officeooo:paragraph-rsid="00189790"/>
    </style:style>
    <style:style style:name="P33" style:family="paragraph" style:parent-style-name="Text_20_body">
      <style:text-properties fo:font-size="7pt" officeooo:rsid="00374e91" officeooo:paragraph-rsid="00374e91" style:font-size-asian="7pt" style:font-size-complex="7pt"/>
    </style:style>
    <style:style style:name="P34" style:family="paragraph" style:parent-style-name="Standard">
      <style:text-properties style:font-name="Liberation Mono" fo:font-size="8pt" officeooo:rsid="00374e91" style:font-size-asian="8pt" style:font-size-complex="8pt"/>
    </style:style>
    <style:style style:name="T1" style:family="text">
      <style:text-properties officeooo:rsid="000b9273"/>
    </style:style>
    <style:style style:name="T2" style:family="text">
      <style:text-properties officeooo:rsid="0036821c"/>
    </style:style>
    <style:style style:name="T3" style:family="text">
      <style:text-properties style:font-name="Liberation Mono" fo:font-weight="bold" style:font-name-asian="Noto Sans CJK SC Regular" style:font-weight-asian="bold" style:font-name-complex="FreeSans" style:font-weight-complex="bold"/>
    </style:style>
    <style:style style:name="T4" style:family="text">
      <style:text-properties style:font-name="Liberation Mono" fo:font-size="10pt" style:font-name-asian="Courier New" style:font-size-asian="10pt" style:font-name-complex="Liberation Mono" style:font-size-complex="10pt"/>
    </style:style>
    <style:style style:name="T5" style:family="text">
      <style:text-properties officeooo:rsid="00121459"/>
    </style:style>
    <style:style style:name="T6" style:family="text">
      <style:text-properties officeooo:rsid="001556d0"/>
    </style:style>
    <style:style style:name="T7" style:family="text">
      <style:text-properties officeooo:rsid="00180248"/>
    </style:style>
    <style:style style:name="T8" style:family="text">
      <style:text-properties officeooo:rsid="00189790"/>
    </style:style>
    <style:style style:name="T9" style:family="text">
      <style:text-properties officeooo:rsid="001d7c84"/>
    </style:style>
    <style:style style:name="T10" style:family="text">
      <style:text-properties fo:font-weight="bold" style:font-name-asian="Noto Sans CJK SC Regular" style:font-weight-asian="bold" style:font-name-complex="FreeSans" style:font-weight-complex="bold"/>
    </style:style>
    <style:style style:name="T11" style:family="text">
      <style:text-properties officeooo:rsid="0020a057"/>
    </style:style>
    <style:style style:name="T12" style:family="text">
      <style:text-properties officeooo:rsid="0021c1be"/>
    </style:style>
    <style:style style:name="T13" style:family="text">
      <style:text-properties style:font-name="Liberation Sans" style:font-name-asian="Noto Sans CJK SC Regular" style:font-name-complex="FreeSans"/>
    </style:style>
    <style:style style:name="T14" style:family="text">
      <style:text-properties style:font-name="Liberation Sans" officeooo:rsid="0016307d" style:font-name-asian="Noto Sans CJK SC Regular" style:font-name-complex="FreeSans"/>
    </style:style>
    <style:style style:name="T15" style:family="text">
      <style:text-properties style:font-name="Liberation Sans" fo:font-size="12pt" officeooo:rsid="003495a8" style:font-name-asian="Noto Sans CJK SC Regular" style:font-size-asian="16.1000003814697pt" style:font-name-complex="FreeSans" style:font-size-complex="16.1000003814697pt"/>
    </style:style>
    <style:style style:name="T16" style:family="text">
      <style:text-properties officeooo:rsid="0029285e"/>
    </style:style>
    <style:style style:name="T17" style:family="text">
      <style:text-properties officeooo:rsid="0029916e"/>
    </style:style>
    <style:style style:name="T18" style:family="text">
      <style:text-properties fo:font-size="10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01d7c84" style:font-size-asian="10pt" style:font-size-complex="10pt"/>
    </style:style>
    <style:style style:name="T21" style:family="text">
      <style:text-properties fo:font-size="10pt" officeooo:rsid="00374e91" style:font-size-asian="10pt" style:font-size-complex="10pt"/>
    </style:style>
    <style:style style:name="T22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23" style:family="text">
      <style:text-properties style:font-name="Liberation Mono"/>
    </style:style>
    <style:style style:name="T24" style:family="text">
      <style:text-properties style:font-name="Liberation Mono" fo:font-size="10pt" style:font-size-asian="10pt" style:font-size-complex="10pt"/>
    </style:style>
    <style:style style:name="T25" style:family="text">
      <style:text-properties style:font-name="Liberation Mono" fo:font-size="8pt" style:font-size-asian="8pt" style:font-size-complex="8pt"/>
    </style:style>
    <style:style style:name="T26" style:family="text">
      <style:text-properties style:font-name="Liberation Mono" fo:font-size="8pt" officeooo:rsid="00374e91" style:font-size-asian="8pt" style:font-size-complex="8pt"/>
    </style:style>
    <style:style style:name="T27" style:family="text">
      <style:text-properties style:font-name="Liberation Mono" style:font-size-asian="8pt" style:font-size-complex="8pt"/>
    </style:style>
    <style:style style:name="T28" style:family="text">
      <style:text-properties officeooo:rsid="00374e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ails Simple App Checklis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column table:style-name="Table6.B"/>
              <table:table-column table:style-name="Table6.F"/>
              <table:table-column table:style-name="Table6.G"/>
              <table:table-row>
                <table:table-cell table:style-name="Table6.A1" office:value-type="string">
                  <text:p text:style-name="P5">static_pages</text:p>
                </table:table-cell>
                <table:table-cell table:style-name="Table6.A1" office:value-type="string">
                  <text:p text:style-name="P5">layout</text:p>
                </table:table-cell>
                <table:table-cell table:style-name="Table6.A1" office:value-type="string">
                  <text:p text:style-name="P5">users</text:p>
                </table:table-cell>
                <table:table-cell table:style-name="Table6.A1" office:value-type="string">
                  <text:p text:style-name="P5">sign_up</text:p>
                </table:table-cell>
                <table:table-cell table:style-name="Table6.A1" office:value-type="string">
                  <text:p text:style-name="P5">log_in</text:p>
                </table:table-cell>
                <table:table-cell table:style-name="Table6.A1" office:value-type="string">
                  <text:p text:style-name="P5">update/delete users</text:p>
                </table:table-cell>
                <table:table-cell table:style-name="Table6.G1" office:value-type="string">
                  <text:p text:style-name="Standard"><text:span text:style-name="T15">account</text:span> <text:span text:style-name="T15">activation</text:span></text:p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list xml:id="list2550006662201492822" text:style-name="L1">
              <text:list-item>
                <text:h text:style-name="P21" text:outline-level="1">generate app</text:h>
              </text:list-item>
            </text:list>
          </table:table-cell>
          <table:covered-table-cell/>
          <table:covered-table-cell/>
          <table:covered-table-cell/>
          <table:table-cell table:style-name="Table1.E2" table:number-columns-spanned="3" office:value-type="string">
            <text:list xml:id="list125020474993711" text:continue-numbering="true" text:style-name="L1">
              <text:list-item>
                <text:h text:style-name="P24" text:outline-level="1">add '<text:span text:style-name="T23">pry-rails</text:span>' gem <text:span text:style-name="T22">(to fix irb)</text:span></text:h>
              </text:list-item>
            </text:list>
          </table:table-cell>
          <table:covered-table-cell/>
          <table:covered-table-cell/>
        </table:table-row>
        <table:table-row>
          <table:table-cell table:style-name="Table1.A3" office:value-type="string">
            <text:list xml:id="list125020614508359" text:continue-numbering="true" text:style-name="L1">
              <text:list-item>
                <text:h text:style-name="P21" text:outline-level="1">set up Guard TESTING</text:h>
              </text:list-item>
            </text:list>
          </table:table-cell>
          <table:table-cell table:style-name="Table1.B3" table:number-columns-spanned="6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h text:style-name="P18" text:outline-level="5"><text:span text:style-name="T20">1. </text:span><text:span text:style-name="T19">add gems</text:span></text:h>
                </table:table-cell>
                <table:table-cell table:style-name="Table2.A1" office:value-type="string">
                  <text:h text:style-name="P19" text:outline-level="5"><text:span text:style-name="T9">2. </text:span>$ guard init</text:h>
                </table:table-cell>
                <table:table-cell table:style-name="Table2.A1" office:value-type="string">
                  <text:h text:style-name="P20" text:outline-level="5"><text:span text:style-name="T9">3. </text:span>edit <text:span text:style-name="T3">Guardfile</text:span></text:h>
                </table:table-cell>
              </table:table-row>
              <table:table-row>
                <table:table-cell table:style-name="Table2.A1" office:value-type="string">
                  <text:h text:style-name="P20" text:outline-level="5"><text:span text:style-name="T9">4. </text:span>edit .<text:span text:style-name="T10">gitignore</text:span></text:h>
                </table:table-cell>
                <table:table-cell table:style-name="Table2.A1" office:value-type="string">
                  <text:h text:style-name="P20" text:outline-level="5"><text:span text:style-name="T9">5. </text:span>add the colors (<text:span text:style-name="T3">reporters</text:span>)</text:h>
                </table:table-cell>
                <table:table-cell table:style-name="Table2.A1" office:value-type="string">
                  <text:h text:style-name="P19" text:outline-level="5"><text:span text:style-name="T9">6. </text:span>$ guard</text:h>
                </table:table-cell>
              </table:table-row>
            </table:table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4" office:value-type="string">
            <text:list xml:id="list125020339315210" text:continue-numbering="true" text:style-name="L1">
              <text:list-item>
                <text:h text:style-name="P21" text:outline-level="1">write hello test</text:h>
              </text:list-item>
            </text:list>
          </table:table-cell>
          <table:covered-table-cell/>
          <table:covered-table-cell/>
          <table:covered-table-cell/>
          <table:table-cell table:style-name="Table1.E4" table:number-columns-spanned="3" office:value-type="string">
            <text:list xml:id="list125019911999803" text:continue-numbering="true" text:style-name="L1">
              <text:list-item>
                <text:h text:style-name="P22" text:outline-level="1">pass hello test</text:h>
              </text:list-item>
            </text:list>
          </table:table-cell>
          <table:covered-table-cell/>
          <table:covered-table-cell/>
        </table:table-row>
        <table:table-row>
          <table:table-cell table:style-name="Table1.A5" table:number-columns-spanned="4" office:value-type="string">
            <text:list xml:id="list125021406417405" text:continue-numbering="true" text:style-name="L1">
              <text:list-item>
                <text:h text:style-name="P23" text:outline-level="1">write user test<text:span text:style-name="T16">s</text:span> (model)</text:h>
              </text:list-item>
            </text:list>
          </table:table-cell>
          <table:covered-table-cell/>
          <table:covered-table-cell/>
          <table:covered-table-cell/>
          <table:table-cell table:style-name="Table1.E2" table:number-columns-spanned="3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list xml:id="list125020890123474" text:continue-numbering="true" text:style-name="L1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15" text:outline-level="5">routes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  <table:table-cell table:style-name="Table4.A1" office:value-type="string">
                  <text:list xml:id="list125019639195816" text:continue-numbering="true" text:style-name="L1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15" text:outline-level="5">controller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33">( <text:span text:style-name="T23">application_controller</text:span>)</text:p>
                </table:table-cell>
                <table:table-cell table:style-name="Table4.A1" office:value-type="string">
                  <text:list xml:id="list125020595365520" text:continue-numbering="true" text:style-name="L1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17" text:outline-level="5">views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34">(render inline: )</text:p>
                </table:table-cell>
              </table:table-row>
            </table:table>
            <text:p text:style-name="Standard"/>
          </table:table-cell>
          <table:covered-table-cell/>
          <table:covered-table-cell/>
        </table:table-row>
        <table:table-row>
          <table:table-cell table:style-name="Table1.A6" table:number-columns-spanned="7" office:value-type="string">
            <text:list xml:id="list6279196940776337140" text:style-name="L2">
              <text:list-item>
                <text:list>
                  <text:list-item>
                    <text:h text:style-name="P8" text:outline-level="2">validations</text:h>
                    <text:list>
                      <text:list-item>
                        <text:h text:style-name="P29" text:outline-level="3">length, presence, uniqueness, format (regex)</text:h>
                      </text:list-item>
                    </text:list>
                  </text:list-item>
                  <text:list-item>
                    <text:h text:style-name="P9" text:outline-level="2">emails saved in lower case</text:h>
                  </text:list-item>
                  <text:list-item>
                    <text:h text:style-name="P9" text:outline-level="2">authenticated? should work</text:h>
                  </text:list-item>
                  <text:list-item>
                    <text:h text:style-name="P7" text:outline-level="2"><text:span text:style-name="T7">valid/invalid </text:span>user<text:span text:style-name="T7"> signup</text:span></text:h>
                  </text:list-item>
                  <text:list-item>
                    <text:h text:style-name="P10" text:outline-level="2">valid/invalid user log in</text:h>
                    <text:list>
                      <text:list-item>
                        <text:h text:style-name="P30" text:outline-level="3">on/off <text:span text:style-name="T17">"</text:span>remember me<text:span text:style-name="T17">"</text:span></text:h>
                      </text:list-item>
                      <text:list-item>
                        <text:h text:style-name="P31" text:outline-level="3"><text:span text:style-name="T7">valid/invalid </text:span>users edit <text:span text:style-name="T7">(themselves) and cannot when</text:span></text:h>
                      </text:list-item>
                    </text:list>
                  </text:list-item>
                </text:list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list xml:id="list125020868061974" text:continue-numbering="true" text:style-name="L2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16" text:outline-level="5"><text:span text:style-name="T13">data is wrong</text:span><text:span text:style-name="T14"> </text:span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  <table:table-cell table:style-name="Table3.A1" office:value-type="string">
                  <text:list xml:id="list125021472981396" text:continue-numbering="true" text:style-name="L2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16" text:outline-level="5">not logged in 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  <table:table-cell table:style-name="Table3.A1" office:value-type="string">
                  <text:list xml:id="list125021412420351" text:continue-numbering="true" text:style-name="L2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16" text:outline-level="5">editing someone else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</table:table>
            <text:list xml:id="list125020368854698" text:continue-numbering="true" text:style-name="L2">
              <text:list-item>
                <text:list>
                  <text:list-item>
                    <text:h text:style-name="P7" text:outline-level="2">u<text:span text:style-name="T8">ser activation</text:span></text:h>
                    <text:list>
                      <text:list-item>
                        <text:h text:style-name="P32" text:outline-level="3">valid/invalid token</text:h>
                      </text:list-item>
                      <text:list-item>
                        <text:h text:style-name="P32" text:outline-level="3">valid/invalid mail</text:h>
                      </text:list-item>
                    </text:list>
                  </text:list-item>
                  <text:list-item>
                    <text:h text:style-name="P11" text:outline-level="2">password reset</text:h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2" office:value-type="string">
            <text:p text:style-name="Standard">migrations for <text:span text:style-name="T4">name</text:span> and <text:span text:style-name="T4">email</text:span></text:p>
          </table:table-cell>
          <table:covered-table-cell/>
          <table:table-cell table:style-name="Table1.A7" office:value-type="string">
            <text:p text:style-name="Standard"><text:span text:style-name="T4">bcrypt</text:span> gem</text:p>
          </table:table-cell>
          <table:table-cell table:style-name="Table1.A7" table:number-columns-spanned="2" office:value-type="string">
            <text:p text:style-name="P2">has_secure_password</text:p>
          </table:table-cell>
          <table:covered-table-cell/>
          <table:table-cell table:style-name="Table1.A7" office:value-type="string">
            <text:p text:style-name="Preformatted_20_Text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E2" table:number-columns-spanned="7" office:value-type="string">
            <text:list xml:id="list1737021576423404815" text:style-name="L3">
              <text:list-item>
                <text:h text:style-name="P25" text:outline-level="1">write integration test<text:span text:style-name="T16">s</text:span> (layout)</text:h>
                <text:list>
                  <text:list-item>
                    <text:h text:style-name="P12" text:outline-level="2">get wtf_path<text:span text:style-name="T11">s</text:span>, check title and some contents (like links)</text:h>
                    <text:list>
                      <text:list-item>
                        <text:h text:style-name="P28" text:outline-level="3">while logged in<text:span text:style-name="T12">/out</text:span> and when not</text:h>
                      </text:list-item>
                      <text:list-item>
                        <text:h text:style-name="P28" text:outline-level="3">while <text:span text:style-name="T6">admin true/false</text:span>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E2" table:number-columns-spanned="7" office:value-type="string">
            <text:list xml:id="list7512311560950269352" text:style-name="L4">
              <text:list-item>
                <text:h text:style-name="P26" text:outline-level="1">write sessions test<text:span text:style-name="T16">s</text:span> (controller)</text:h>
                <text:list>
                  <text:list-item>
                    <text:h text:style-name="P13" text:outline-level="2">should get redirected when not logged in</text:h>
                  </text:list-item>
                  <text:list-item>
                    <text:h text:style-name="P13" text:outline-level="2">admi<text:span text:style-name="T5">n priviledges (destroy, users list)</text:span></text:h>
                  </text:list-item>
                  <text:list-item>
                    <text:h text:style-name="P14" text:outline-level="2"><text:soft-page-break/>admin cannot get toggled from the web</text:h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E2" table:number-columns-spanned="7" office:value-type="string">
            <text:list xml:id="list125021174594352" text:continue-numbering="true" text:style-name="L4">
              <text:list-item>
                <text:h text:style-name="P27" text:outline-level="1">write mailers tests</text:h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mm" fo:margin-bottom="0.49mm" loext:contextual-spacing="false" style:writing-mode="page"/>
      <style:text-properties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.01mm" fo:margin-bottom="1.01mm" loext:contextual-spacing="false" style:writing-mode="page"/>
      <style:text-properties fo:font-size="1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 style:writing-mode="page"/>
      <style:text-properties fo:font-size="13pt" fo:font-weight="normal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0mm" loext:contextual-spacing="false" style:writing-mode="page"/>
      <style:text-properties fo:font-size="90%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mm" fo:margin-bottom="0mm" loext:contextual-spacing="false" style:writing-mode="page"/>
      <style:text-properties fo:font-size="85%" fo:font-weight="normal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0b9273"/>
    </style:style>
    <style:style style:name="MT2" style:family="text">
      <style:text-properties officeooo:rsid="00374e91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Rails <text:span text:style-name="MT1">Simple App </text:span>Checklist<text:tab/><text:span text:style-name="MT1">print 1<text:tab/> </text:span>v<text:span text:style-name="MT1"> </text:span>0.<text:span text:style-name="MT2">9<text:tab/></text:span><text:span text:style-name="MT2"><text:page-number text:select-page="current">2</text:page-number></text:span><text:span text:style-name="MT2">/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0:09:14.819227114</meta:creation-date>
    <dc:date>2017-08-22T12:50:19.093004894</dc:date>
    <meta:editing-duration>PT5H27M57S</meta:editing-duration>
    <meta:editing-cycles>43</meta:editing-cycles>
    <meta:generator>LibreOffice/5.1.6.2$Linux_X86_64 LibreOffice_project/10m0$Build-2</meta:generator>
    <meta:print-date>2017-07-11T12:26:32.204131712</meta:print-date>
    <meta:document-statistic meta:table-count="5" meta:image-count="0" meta:object-count="0" meta:page-count="2" meta:paragraph-count="53" meta:word-count="210" meta:character-count="1172" meta:non-whitespace-character-count="1045"/>
  </office:meta>
</office:document-meta>
</file>